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style:line-height-at-least="0.556cm" fo:text-indent="0cm" style:auto-text-indent="false" fo:padding="0cm" fo:border="none"/>
      <style:text-properties fo:font-variant="normal" fo:text-transform="none" fo:color="#333333" style:font-name="Arial1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397cm" style:line-height-at-least="0.556cm" fo:text-indent="0cm" style:auto-text-indent="false" fo:padding="0cm" fo:border="non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.397cm" style:line-height-at-least="0.556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line-height-at-least="0.556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line-height-at-least="0.556cm" fo:text-indent="0cm" style:auto-text-indent="false" fo:padding="0cm" fo:border="none"/>
      <style:text-properties fo:font-variant="normal" fo:text-transform="none" fo:color="#333333" style:font-name="Arial1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.556cm" fo:text-indent="0cm" style:auto-text-indent="false" fo:padding="0cm" fo:border="none"/>
      <style:text-properties fo:font-variant="normal" fo:text-transform="none" fo:color="#ff0000" style:font-name="Arial1" fo:font-size="9pt" fo:letter-spacing="normal" fo:font-style="normal" fo:font-weight="normal"/>
    </style:style>
    <style:style style:name="T1" style:family="text">
      <style:text-properties style:font-name="Arial1" fo:font-size="9pt" fo:font-style="normal" fo:font-weight="normal"/>
    </style:style>
    <style:style style:name="T2" style:family="text">
      <style:text-properties fo:color="#ff0000"/>
    </style:style>
    <style:style style:name="T3" style:family="text">
      <style:text-properties fo:font-variant="normal" fo:text-transform="none" fo:color="#ff0000" style:font-name="Arial1" fo:font-size="9pt" fo:letter-spacing="normal" fo:font-style="normal" fo:font-weight="normal"/>
    </style:style>
    <style:style style:name="T4" style:family="text">
      <style:text-properties fo:font-variant="normal" fo:text-transform="none" fo:color="#333333" style:font-name="Arial1" fo:font-size="9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99cc00" style:font-name="Arial1" fo:font-size="9pt" fo:letter-spacing="normal" fo:font-style="normal" fo:font-weight="normal"/>
    </style:style>
    <style:style style:name="T7" style:family="text">
      <style:text-properties fo:font-variant="normal" fo:text-transform="none" fo:color="#ff9900" style:font-name="Arial1" fo:font-size="9pt" fo:letter-spacing="normal" fo:font-style="normal" fo:font-weight="normal"/>
    </style:style>
    <style:style style:name="T8" style:family="text">
      <style:text-properties fo:font-variant="normal" fo:text-transform="none" fo:color="#33cccc" style:font-name="Arial1" fo:font-size="9pt" fo:letter-spacing="normal" fo:font-style="normal" fo:font-weight="normal"/>
    </style:style>
    <style:style style:name="T9" style:family="text">
      <style:text-properties fo:font-variant="normal" fo:text-transform="none" fo:color="#666699" style:font-name="Arial1" fo:font-size="9pt" fo:letter-spacing="normal" fo:font-style="normal" fo:font-weight="normal"/>
    </style:style>
    <style:style style:name="T10" style:family="text">
      <style:text-properties fo:font-variant="normal" fo:text-transform="none" fo:color="#800080" style:font-name="Arial1" fo:font-size="9pt" fo:letter-spacing="normal" fo:font-style="normal" fo:font-weight="normal"/>
    </style:style>
    <style:style style:name="T11" style:family="text">
      <style:text-properties fo:font-variant="normal" fo:text-transform="none" fo:color="#993300" style:font-name="Arial1" fo:font-size="9pt" fo:letter-spacing="normal" fo:font-style="normal" fo:font-weight="normal"/>
    </style:style>
    <style:style style:name="T12" style:family="text">
      <style:text-properties fo:font-variant="normal" fo:text-transform="none" fo:color="#ff00ff" style:font-name="Arial1" fo:font-size="9pt" fo:letter-spacing="normal" fo:font-style="normal" fo:font-weight="normal"/>
    </style:style>
    <style:style style:name="T13" style:family="text">
      <style:text-properties fo:font-variant="normal" fo:text-transform="none" fo:color="#ccffcc" style:font-name="Arial1" fo:font-size="9pt" fo:letter-spacing="normal" fo:font-style="normal" fo:font-weight="normal"/>
    </style:style>
    <style:style style:name="T14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1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3">Ozluk tablosundaki alan isimleri ve örnek veriler;</text:span></text:span></text:p>
      <text:p text:style-name="P4"><text:span text:style-name="Strong_20_Emphasis"><text:span text:style-name="T4">ogr_no</text:span></text:span><text:span text:style-name="T4">     </text:span><text:span text:style-name="Strong_20_Emphasis"><text:span text:style-name="T4">adi </text:span></text:span><text:span text:style-name="T4">      </text:span><text:span text:style-name="Strong_20_Emphasis"><text:span text:style-name="T4">soyadi </text:span></text:span><text:span text:style-name="T4">  </text:span><text:span text:style-name="Strong_20_Emphasis"><text:span text:style-name="T4">cinsiyeti<text:line-break/></text:span></text:span><text:span text:style-name="T4">88050071 Muhittin Altınkaya   E<text:line-break/>89050020 Selda    Anar         K<text:line-break/>91050099 Yahya   Demircan   E</text:span></text:p>
      <text:p text:style-name="P4"><text:span text:style-name="Strong_20_Emphasis"><text:span text:style-name="T4">Notlar tablosundaki alan isimleri ve örnek veriler;</text:span></text:span><text:span text:style-name="T4"><text:line-break/></text:span><text:span text:style-name="T6">ogr_no</text:span><text:span text:style-name="T4"> </text:span><text:span text:style-name="T7">kodu</text:span><text:span text:style-name="T4"> </text:span><text:span text:style-name="T8">donem </text:span><text:span text:style-name="T9">sube</text:span><text:span text:style-name="T4"> </text:span><text:span text:style-name="T10">vize</text:span><text:span text:style-name="T4"> </text:span><text:span text:style-name="T11">final</text:span><text:span text:style-name="T4"> </text:span><text:span text:style-name="T12">basari </text:span><text:span text:style-name="T13"><text:line-break/></text:span><text:span text:style-name="T4">88050071 A308 2003-04/2 A 45 60 60<text:line-break/>88050071 A401 2003-04/1 B 50 94 94<text:line-break/>89050020 A308 2003-04/2 A 50 50 50<text:line-break/>89050020 A307 2003-04/1 A 80 40 45<text:line-break/>91050099 A308 2003-04/2 A 20 60 50<text:line-break/>91050099 A308 2003-04/2 B 60 60 66<text:line-break/>91050099 A401 2003-04/1 A 80 80 94<text:line-break/>91050099 A445 2003-04/1 A 0 0 0<text:line-break/>91050099 A445 2003-04/1 A 60 60 66</text:span></text:p>
      <text:p text:style-name="P1">Bu noktadan sonraki örnekleri yukarıdaki değerleri göz önünde tutarak inceleyiniz.</text:p>
      <text:p text:style-name="P4"><text:span text:style-name="Strong_20_Emphasis"><text:span text:style-name="T4">SQL FONKSİYONLARI</text:span></text:span></text:p>
      <text:p text:style-name="P1">SQL’de kullanılan fonksiyonlar vardır, bu fonksiyonlar ekrana sadece tek değer görüntülerler.</text:p>
      <text:p text:style-name="P4"><text:span text:style-name="Strong_20_Emphasis"><text:span text:style-name="T4">SUM(DISTINCT] alan_adi)</text:span></text:span><text:span text:style-name="T4"> Belirtilen alan için toplam fonksiyonu (sayısal alanlarda)</text:span></text:p>
      <text:p text:style-name="P4"><text:span text:style-name="Strong_20_Emphasis"><text:span text:style-name="T4">COUNT(*)</text:span></text:span><text:span text:style-name="T4"> Toplam kayıt sayısı</text:span></text:p>
      <text:p text:style-name="P4"><text:span text:style-name="Strong_20_Emphasis"><text:span text:style-name="T4">COUNT(DISTINCT alan_adi)</text:span></text:span><text:span text:style-name="T4"> Belirtilen alana göre farklı olan kayıtların sayısı</text:span></text:p>
      <text:p text:style-name="P4"><text:span text:style-name="Strong_20_Emphasis"><text:span text:style-name="T4">MAX([DISTINCT] alan_adi)</text:span></text:span><text:span text:style-name="T4"> Belirtilen alanda en büyük değer</text:span></text:p>
      <text:p text:style-name="P4"><text:span text:style-name="Strong_20_Emphasis"><text:span text:style-name="T4">MIN(DISTINCT] alan_adi)</text:span></text:span><text:span text:style-name="T4"> Belirtilen alanda en küçük değer</text:span></text:p>
      <text:p text:style-name="P4"><text:span text:style-name="Strong_20_Emphasis"><text:span text:style-name="T4">AVG([DISTINCT] alan_adi)</text:span></text:span><text:span text:style-name="T4"> Belirtilen alanda ortalama değeri.</text:span></text:p>
      <text:p text:style-name="P4"><text:span text:style-name="Strong_20_Emphasis"><text:span text:style-name="T4">DISTINCT </text:span></text:span><text:span text:style-name="T4">parametresi ile belirtilen alanda bulunan bilgilerden aynı olanlarından sadece birinin seçilmesini sağlar.</text:span></text:p>
      <text:p text:style-name="P4"><text:span text:style-name="Strong_20_Emphasis"><text:span text:style-name="T4">Örnek 1:</text:span></text:span><text:span text:style-name="T4"> <text:line-break/></text:span><text:span text:style-name="T3">SELECT COUNT(*) FROM</text:span><text:span text:style-name="T4"> notlar.</text:span></text:p>
      <text:p text:style-name="P1">Sonucunda ekrana gelecek kayıt sayısı 9 dur.</text:p>
      <text:p text:style-name="P4"><text:span text:style-name="Strong_20_Emphasis"><text:span text:style-name="T4">Örnek 2:</text:span></text:span><text:span text:style-name="T4"><text:line-break/></text:span><text:span text:style-name="T3">SELECT COUNT(DISTINCT ogr_no)</text:span><text:span text:style-name="T4"> FROM notlar.<text:line-break/>Sql ifadesinde ekrana gelecek kayıt sayısı 3 olacaktır.</text:span></text:p>
      <text:p text:style-name="P4"><text:span text:style-name="Strong_20_Emphasis"><text:span text:style-name="T4">Örnek 3:</text:span></text:span><text:span text:style-name="T4"><text:line-break/></text:span><text:span text:style-name="T3">SELECT MAX(basari) FROM</text:span><text:span text:style-name="T4"> notlar.</text:span></text:p>
      <text:p text:style-name="P1">En büyük basari notunu, ekrana 94 olarak görüntüler. En büyük değer kaç tane olursa olsun bir tanesi görüntülenir.</text:p>
      <text:p text:style-name="P4"><text:span text:style-name="Strong_20_Emphasis"><text:span text:style-name="T4">Örnek 4:</text:span></text:span><text:span text:style-name="T4"><text:line-break/></text:span><text:span text:style-name="T3">SELECT COUNT(*) FROM</text:span><text:span text:style-name="T4"> ozluk.</text:span></text:p>
      <text:p text:style-name="P1">Ozluk tablosundaki kayıt sayısını 3 olarak verecektir.</text:p>
      <text:p text:style-name="P4"><text:span text:style-name="Strong_20_Emphasis"><text:span text:style-name="T4">SORGULAMA</text:span></text:span></text:p>
      <text:p text:style-name="P1">SELECT [ALL|DISTINCT] { *|alan_adi_listesi} <text:line-break/>[INTO değişken_listesi ]<text:line-break/>FROM tablo-ismi <text:line-break/><text:soft-page-break/>[WHERE koşul]<text:line-break/>[GROUP BY alan_adi1 [ , alan_adi2] …]<text:line-break/>[HAVING search-condition]<text:line-break/>[ORDER BY siralama_alanlari]</text:p>
      <text:p text:style-name="P1">şeklinde genel bir ifadesi vardır.</text:p>
      <text:p text:style-name="P4"><text:span text:style-name="Strong_20_Emphasis"><text:span text:style-name="T4">Buradaki ve genelde bilgisayar dünyasında yardım (help) menülerinde kullanılan işaretler,</text:span></text:span></text:p>
      <text:p text:style-name="P5"><text:span text:style-name="T2">[ ]</text:span> seçimlik<text:line-break/><text:span text:style-name="T2">{ }</text:span> zorunlu<text:line-break/>zorunlu<text:line-break/><text:span text:style-name="T2">|</text:span> veya anlamına gelmektedir.</text:p>
      <text:p text:style-name="P4"><text:span text:style-name="Strong_20_Emphasis"><text:span text:style-name="T4">Şartsız kayıt sorgulama:</text:span></text:span></text:p>
      <text:p text:style-name="P1">Herhangi bir tabloya ait bilgi alanlarındaki bilgilerin listesini almak için;</text:p>
      <text:p text:style-name="P6">SELECT FROM .</text:p>
      <text:p text:style-name="P1">ifadesi kullanılır.</text:p>
      <text:p text:style-name="P4"><text:span text:style-name="Strong_20_Emphasis"><text:span text:style-name="T4">Örnek 1:</text:span></text:span><text:span text:style-name="T4"><text:line-break/></text:span><text:span text:style-name="T3">SELECT adi, soyadi FROM ozluk.</text:span></text:p>
      <text:p text:style-name="P1">Ozluk tablosundaki tüm öğrencilerin adını ve soyadını ekrana görüntüleyecektir.</text:p>
      <text:p text:style-name="P4"><text:span text:style-name="Strong_20_Emphasis"><text:span text:style-name="T4">Örnek 2:</text:span></text:span><text:span text:style-name="T4"><text:line-break/></text:span><text:span text:style-name="T3">SELECT vize*10 FROM notlar</text:span><text:span text:style-name="T4">.</text:span></text:p>
      <text:p text:style-name="P1">Notlar tablosundaki tüm öğrencilerin vize notunu 10 ile çarpımını ekrana görüntüleyecektir. Burada vizelerin 10 ile çarpımı sadece ekrana görüntülenecek tabloda ise değişmeyecektir.</text:p>
      <text:p text:style-name="P4"><text:span text:style-name="Strong_20_Emphasis"><text:span text:style-name="T4">Örnek 3:</text:span></text:span><text:span text:style-name="T4"> </text:span><text:span text:style-name="T14"><text:line-break/></text:span><text:span text:style-name="T3">SELECT SUM(basari) FROM notlar</text:span><text:span text:style-name="T4">.</text:span></text:p>
      <text:p text:style-name="P1">Öğrencilerin başarı notlarının toplamını ekrana verecektir.</text:p>
      <text:p text:style-name="P4"><text:span text:style-name="Strong_20_Emphasis"><text:span text:style-name="T4">Örnek 4:</text:span></text:span><text:span text:style-name="T4"><text:line-break/></text:span><text:span text:style-name="T3">SELECT adi + soyadi FORMAT “x(25)” FROM ozluk.</text:span></text:p>
      <text:p text:style-name="P1">Öğrencilerin adı ve soyadını bitişik yazan SQL ifadesidir.</text:p>
      <text:p text:style-name="P1">Bu durumda iki alanın birleşmesi sonucunda karakter sayısı artacağı için yeni bir format belirtmek gerekir.Karakter alanlarda varsayılan görüntüleme 8 karakterdi, burada iki bilinin birleşmesi yeni bir bilgi alanı gibi davranacağından format belirtmek gereklidir.</text:p>
      <text:p text:style-name="P4"><text:span text:style-name="Strong_20_Emphasis"><text:span text:style-name="T4">Örnek 5: </text:span></text:span><text:span text:style-name="T4"><text:line-break/></text:span><text:span text:style-name="T3">SELECT * FROM notlar.</text:span></text:p>
      <text:p text:style-name="P1">Notlar tablosundaki bütün bilgi alanlarının içeriklerini ekrana görüntüleyecektir (* joker gibi kullanılmaktadır,”*” ile kullanımda select ile from arasına başka ifade yazılmaz).</text:p>
      <text:p text:style-name="P4"><text:span text:style-name="Strong_20_Emphasis"><text:span text:style-name="T4">Örnek 6:</text:span></text:span><text:span text:style-name="T4"><text:line-break/></text:span><text:span text:style-name="T3">DEF VAR sayi AS INT<text:line-break/>SELECT COUNT(*) INTO sayi FROM notlar.</text:span></text:p>
      <text:p text:style-name="P1">Şeklinde bir kullanımla kayıt sayısı, “sayi” değişkeni içine aktarılmış olur, böylece elde edilen kayıt sayısı programın devamında amaca göre kullanılabilir.</text:p>
      <text:p text:style-name="P1"><text:soft-page-break/>Burada into parametresi kullanıldığı için sql sonucunda ekran hiçbir görüntü gelmeyecektir.</text:p>
      <text:p text:style-name="P4"><text:span text:style-name="Strong_20_Emphasis"><text:span text:style-name="T4">Örnek 7:</text:span></text:span><text:span text:style-name="T14"><text:line-break/></text:span><text:span text:style-name="T3">DEF VAR ksayisi AS INT.<text:line-break/>DEF VAR ntoplam AS INT.<text:line-break/>SELECT COUNT(*),SUM(basari) INTO ksayisi,ntoplam <text:line-break/>FROM notlar.</text:span></text:p>
      <text:p text:style-name="P1">Kayıt sayısı “ksayisi” değişkenine, basari notlarının toplamı da “ntoplam” değişkeni içine aktarılmış olacaktır.</text:p>
      <text:p text:style-name="P4"><text:span text:style-name="Strong_20_Emphasis"><text:span text:style-name="T4">Tek kayıt sorgulama:</text:span></text:span></text:p>
      <text:p text:style-name="P1">Herhangi bir tabloya ait kayıtlardan birer tanesinin listesini almak için;</text:p>
      <text:p text:style-name="P6">SELECT DISTINCT FROM .</text:p>
      <text:p text:style-name="P1">ifadesi kullanılır. Burada distinct’den sonra yazılan alanların aynı olanlardan birer tanesi listelenir.</text:p>
      <text:p text:style-name="P4"><text:span text:style-name="Strong_20_Emphasis"><text:span text:style-name="T4">Örnek 1:</text:span></text:span><text:span text:style-name="T4"> </text:span><text:span text:style-name="T14"><text:line-break/></text:span><text:span text:style-name="T3">SELECT DISTINCT kodu FROM notlar.</text:span></text:p>
      <text:p text:style-name="P1">Sorgu sonucu listelenecek kayıtlar;</text:p>
      <text:p text:style-name="P1">Kodu<text:line-break/>A308<text:line-break/>A401<text:line-break/>A307<text:line-break/>A445</text:p>
      <text:p text:style-name="P1">Bu örnekte notlar tablosunda bir ders, birden fazla olmasına rağmen, sadece her dersten bir tanesi görüntülenir.</text:p>
      <text:p text:style-name="P4"><text:span text:style-name="Strong_20_Emphasis"><text:span text:style-name="T4">Örnek 1</text:span></text:span><text:span text:style-name="T4"><text:line-break/></text:span><text:span text:style-name="T3">SELECT DISTINCT kodu, ogr_no FROM notlar.</text:span></text:p>
      <text:p text:style-name="P1">Sorgu sonucu olarak (örnek kayıtlardan) <text:line-break/>kodu ogr_no<text:line-break/>A308 88050071<text:line-break/>A401 88050071<text:line-break/>A308 89050020<text:line-break/>A307 89050020<text:line-break/>A308 91050099<text:line-break/>A401 91050099<text:line-break/>A445 91050099</text:p>
      <text:p text:style-name="P1">Notlar tablosunda sadece kodu ve ogr_no alanındaki kayıtlardan aynı olanlardan birer tanesini listelenmiştir.</text:p>
      <text:p text:style-name="P1">SQL ifadelerini yazarken eğer cümle bir satırı aşıyorsa, daha anlaşılır olması açısından alt alta yazarak devam edilebilir.</text:p>
      <text:p text:style-name="P1">Sorgu sonucu dönen kayıtları sıralama:</text:p>
      <text:p text:style-name="P1">Herhangi bir tablodaki kayıtları herhangi bir alan adına göre azalan (artan) sırada sıralayabilmek için;</text:p>
      <text:p text:style-name="P5"><text:span text:style-name="T2">SELECT <text:line-break/>FROM <text:line-break/></text:span><text:soft-page-break/><text:span text:style-name="T2">ORDER BY [,alan_listesi] DESC | ASC.</text:span><text:line-break/>ifadesi kullanılır (varsayılan olduğu için artan sırada olacaksa ASC kullanılmaz).</text:p>
      <text:p text:style-name="P4"><text:span text:style-name="Strong_20_Emphasis"><text:span text:style-name="T4">Örnek 1:</text:span></text:span><text:span text:style-name="T4"><text:line-break/></text:span><text:span text:style-name="T3">SELECT ogr_no, adi, soyadi FROM ozluk <text:line-break/>ORDER BY soyadi DESC.</text:span></text:p>
      <text:p text:style-name="P1">Öğrencilerin numara , ad ve soyadlarını , soyadı sıralı olarak Z’den A’ya sıralayarak ekrana görüntüler.</text:p>
      <text:p text:style-name="P4"><text:span text:style-name="Strong_20_Emphasis"><text:span text:style-name="T4">Örnek 2:</text:span></text:span><text:span text:style-name="T4"> <text:line-break/></text:span><text:span text:style-name="T3">SELECT ogr_no, basari FROM notlar ORDER BY basari DESC.</text:span></text:p>
      <text:p text:style-name="P1">Öğrencinin numara ve başarı notlarını, başarı notuna göre azalan sırada ekran görüntüler.</text:p>
      <text:p text:style-name="P4"><text:span text:style-name="Strong_20_Emphasis"><text:span text:style-name="T4">Örnek 3:</text:span></text:span><text:span text:style-name="T4"><text:line-break/></text:span><text:span text:style-name="T3">SELECT ogr_no, basari FROM notlar ORDER BY basari <text:line-break/>DESC,ogr_no DESC.</text:span></text:p>
      <text:p text:style-name="P1">Öğrencinin numara ve başarı notlarını, başarı notuna göre azalan sırada listelerken notu aynı olanları da numarasına göre azalan sırada ekranda görüntüler.</text:p>
      <text:p text:style-name="P4"><text:span text:style-name="Strong_20_Emphasis"><text:span text:style-name="T4">Şartlı kayıt sorgulama:</text:span></text:span></text:p>
      <text:p text:style-name="P1">Bir tabloda istenilen şarta uygun kayıtların listesi için;</text:p>
      <text:p text:style-name="P5"><text:span text:style-name="T2">SELECT FROM WHERE</text:span> <text:line-break/>ifadesi kullanılır.</text:p>
      <text:p text:style-name="P4"><text:span text:style-name="Strong_20_Emphasis"><text:span text:style-name="T4">Örnek 1:</text:span></text:span><text:span text:style-name="T4"> <text:line-break/></text:span><text:span text:style-name="T3">SELECT adi, soyadi, ogr_no FROM ozluk WHERE soyadı = “ “ .</text:span></text:p>
      <text:p text:style-name="P1">Ozluk tablosundaki soyadı boş olan kayıtların ad,soyad ve numaralarını ekranda görüntüler.</text:p>
      <text:p text:style-name="P4"><text:span text:style-name="Strong_20_Emphasis"><text:span text:style-name="T4">Örnek 2:<text:line-break/></text:span></text:span><text:span text:style-name="T3">SELECT ogr_no, basari FROM notlar WHERE basari = 100.</text:span></text:p>
      <text:p text:style-name="P1">Notlar tablosundaki başarı notu 100 olan öğrencilerin numaralarını ve başarı notlarını listeler.</text:p>
      <text:p text:style-name="P1">Bir alan içinde birden fazla değeri sağlayan kayıtları listelemek için;</text:p>
      <text:p text:style-name="P4"><text:span text:style-name="Strong_20_Emphasis"><text:span text:style-name="T4">Örnek 4:<text:line-break/></text:span></text:span><text:span text:style-name="T4">SELECT adi, soyadi FROM ozluk WHERE soyadi = “demircan” <text:line-break/>AND soyadi =”demirel”.<text:line-break/>Bir alan içinde, birden fazla değeri sağlayan kayıtların listelenmesi, IN ifadesiyle daha kolay ve anlaşılır yazılabilir.</text:span></text:p>
      <text:p text:style-name="P5"><text:span text:style-name="T2">SELECT FROM <text:line-break/>WHERE IN (değer1, değer2).</text:span><text:line-break/>ifadesi kullanılır.</text:p>
      <text:p text:style-name="P5">Örnek 5:<text:line-break/><text:span text:style-name="T2">SELECTadi, soyadi FROM ozluk <text:line-break/>WHERE soyadi IN (“demircan”,”demirel”).</text:span></text:p>
      <text:p text:style-name="P1">Ozluk tablosunda soyadı demircan ve demirel olan öğrencilerin ad ve soyadlarını listeler.</text:p>
      <text:p text:style-name="P1">Boş ve dolu alanlara göre sorgu:</text:p>
      <text:p text:style-name="P1">Boş alanları listelemek için;</text:p>
      <text:p text:style-name="P1">SELECT FROM WHERE IS NULL.</text:p>
      <text:p text:style-name="P4"><text:soft-page-break/><text:span text:style-name="Strong_20_Emphasis"><text:span text:style-name="T4">Örnek 1:</text:span></text:span><text:span text:style-name="T4"> <text:line-break/></text:span><text:span text:style-name="T3">SELECT ogr_no, adi, soyadi FROM ozluk <text:line-break/>WHERE cinsiyeti IS NULL.</text:span></text:p>
      <text:p text:style-name="P1">Cinsiyet alanı boş olan öğrencilerin numaralarını, ad ve soyadlarını listeler.</text:p>
      <text:p text:style-name="P1">Boş olmayan alanları listelemek için;</text:p>
      <text:p text:style-name="P6">SELECT FROM <text:line-break/>WHERE IS NOT NULL.</text:p>
      <text:p text:style-name="P2"> </text:p>
      <text:p text:style-name="P2"> </text:p>
      <text:p text:style-name="P2"> </text:p>
      <text:p text:style-name="P1">ifadeleri kullanılır.</text:p>
      <text:p text:style-name="P4"><text:span text:style-name="Strong_20_Emphasis"><text:span text:style-name="T4">Örnek 2:</text:span></text:span><text:span text:style-name="T4"> <text:line-break/></text:span><text:span text:style-name="T3">SELECT ogr_no, adi, soyadi FROM ozluk <text:line-break/>WHERE cinsiyeti IS NOT NULL.</text:span></text:p>
      <text:p text:style-name="P1">Cinsiyet alanı boş olmayan olan öğrencilerin numaralarını, ad ve soyadlarını listeler.</text:p>
      <text:p text:style-name="P1">Tam olmayan bilgiye göre sorgu:</text:p>
      <text:p text:style-name="P5">İstenilen değer ile başlayan kayıtları listelemek için;<text:line-break/><text:span text:style-name="T2">SELECT FROM <text:line-break/>WHERE LIKE “%”.</text:span></text:p>
      <text:p text:style-name="P4"><text:span text:style-name="Strong_20_Emphasis"><text:span text:style-name="T4">Örnek 1:</text:span></text:span><text:span text:style-name="T4"><text:line-break/></text:span><text:span text:style-name="T3">SELECT adi,soyadi FROM ozluk WHERE adi LIKE “A%”.</text:span></text:p>
      <text:p text:style-name="P1">Adı “B” ile başlayan kayıtların adı ve soyadını listeler.</text:p>
      <text:p text:style-name="P5">İstenilen değer ile biten kayıtları listelemek için;<text:line-break/><text:span text:style-name="T2">SELECT FROM <text:line-break/>WHERE LIKE “%”.</text:span></text:p>
      <text:p text:style-name="P4"><text:span text:style-name="Strong_20_Emphasis"><text:span text:style-name="T4">Örnek 2:<text:line-break/></text:span></text:span><text:span text:style-name="T3">SELECT adi,soyadi FROM ozluk WHERE adi LIKE “%A”.</text:span></text:p>
      <text:p text:style-name="P1">Adı “A” ile biten kayıtların adı ve soyadını listeler.</text:p>
      <text:p text:style-name="P5">İçinde herhangi bir yerde istenilen değer geçen kayıtları listelemek için;<text:line-break/><text:span text:style-name="T2">SELECT FROM <text:line-break/>WHERE LIKE “%%”.</text:span></text:p>
      <text:p text:style-name="P4"><text:span text:style-name="Strong_20_Emphasis"><text:span text:style-name="T4">Örnek 3:</text:span></text:span><text:span text:style-name="T4"> </text:span><text:span text:style-name="T14"><text:line-break/></text:span><text:span text:style-name="T4">SELECT adi,soyadi FROM ozluk WHERE adi LIKE “%HY%”.</text:span></text:p>
      <text:p text:style-name="P1">Adı içinde “HY” geçen kayıtların adı ve soyadını listeler.</text:p>
      <text:p text:style-name="P1">İki Tabloyu Beraber Sorgulama (Tabloya Alias [Geçici İsim] Verme):</text:p>
      <text:p text:style-name="P1">SELECT FROM tablo1,tablo2 WHERE koşullar.</text:p>
      <text:p text:style-name="P1"><text:soft-page-break/>Birden fazla tablodan aynı anda bilgi getirilmesi gerektiğinde, ortak alanlar üzerinden birleştirme işlemleri yapılır. Birleştirme işlemi koşullar bölümünde yapılır, ortak olan alanlar eşleştirilir.</text:p>
      <text:p text:style-name="P4"><text:span text:style-name="Strong_20_Emphasis"><text:span text:style-name="T4">Örnek 1: <text:line-break/></text:span></text:span><text:span text:style-name="T3">SELECT o.adi, o.soyadi, o.ogr_no, n.basari <text:line-break/>FROM ozluk o,notlar n <text:line-break/>WHERE o.ogr_no=n.ogr_no and n.kodu=’A308’.</text:span></text:p>
      <text:p text:style-name="P1">A308 dersinde final notu 100 olan öğrencilerin adlarını, soyadlarını, numaralarını ve başarı notlarını listeler. Burada “o” ozluk tablosuna, “n” notlar tablosuna verilmiş geçici isimlerdir. Bu geçici isimler sayesinde sql i daha anlaşılır ve kısa yazmak mümkündür.</text:p>
      <text:p text:style-name="P4"><text:span text:style-name="Strong_20_Emphasis"><text:span text:style-name="T4">Örnek 2:</text:span></text:span><text:span text:style-name="T4"> <text:line-break/></text:span><text:span text:style-name="T3">SELECT DISTINCT ogr_no, adi, soyadi <text:line-break/>FROM ozluk o, notlar n <text:line-break/>WHERE o.ogr_no = n.ogr_no AND n.kodu = “A206”.</text:span></text:p>
      <text:p text:style-name="P1">A206 dersini alan tüm öğrencilerin numaralarını, ad ve soyadlarını listeler.</text:p>
      <text:p text:style-name="P4"><text:span text:style-name="Strong_20_Emphasis"><text:span text:style-name="T4">Kayıtları Gruplama:</text:span></text:span></text:p>
      <text:p text:style-name="P1">Kayıtları, belirli alanlara göre gruplayarak sorgu yapılmasını sağlar.</text:p>
      <text:p text:style-name="P4"><text:span text:style-name="Strong_20_Emphasis"><text:span text:style-name="T4">Örnek 1:<text:line-break/></text:span></text:span><text:span text:style-name="T3">SELECT kodu,count(*) FROM notlar <text:line-break/>WHERE ogr_no = “91050099”<text:line-break/>GROUP BY ogr_no,kodu.</text:span></text:p>
      <text:p text:style-name="P1">Bu örnekte 91050099 nolu öğrencinin, aldığı dersleri ve bu dersleri kaç kez aldığını listeler. Örnek kayıtlara göre aşağıdaki sonuç elde edilir.</text:p>
      <text:p text:style-name="P5">Kodu Count<text:span text:style-name="T15"><text:line-break/></text:span>A308 2<text:line-break/>A401 1<text:line-break/>A445 2</text:p>
      <text:p text:style-name="P4"><text:span text:style-name="Strong_20_Emphasis"><text:span text:style-name="T4">Kayıt girme:</text:span></text:span></text:p>
      <text:p text:style-name="P1">Sql de tablolara yeni kayıt ekleme “Veri İşleme” bölümünde anlatılmıştır.</text:p>
      <text:p text:style-name="P4"><text:span text:style-name="Strong_20_Emphasis"><text:span text:style-name="T4">Kayıt güncelleme:</text:span></text:span></text:p>
      <text:p text:style-name="P1">Sql de tablolarda varolan kayıtları güncelleme (bilgi düzeltme) işlemi “Veri İşleme” bölümünde anlatılmıştır.</text:p>
      <text:p text:style-name="P4"><text:span text:style-name="Strong_20_Emphasis"><text:span text:style-name="T4">Kayıt silme:</text:span></text:span></text:p>
      <text:p text:style-name="P1">Sql de tablolardan varolan kayıtları tamamen silme işlemi “Veri İşleme” bölümünde anlatılmıştır.</text:p>
      <text:p text:style-name="P4"><text:span text:style-name="Strong_20_Emphasis"><text:span text:style-name="T4">SQL VERİTABANI KOMUTLARI</text:span></text:span></text:p>
      <text:p text:style-name="P1">Sql de veritabanı komutları kalıcıdır, hatırlanırsa 4GL deki gibi oluşturulan geçici tablolar program durduğunda yok olmaktaydı.</text:p>
      <text:p text:style-name="P4"><text:span text:style-name="Strong_20_Emphasis"><text:span text:style-name="T4">Tablo oluşturma:</text:span></text:span></text:p>
      <text:p text:style-name="P1">Yeni bir tablo oluşturmaya yarar.</text:p>
      <text:p text:style-name="P6">CREATE TABLE alan1 {tip} [özellikler],<text:line-break/>alan2 {tip} [özellikler],<text:line-break/><text:soft-page-break/>…<text:line-break/>[Unique (alan1,…, alan2)].</text:p>
      <text:p text:style-name="P1">Özellikler, 4GL de değişken özelliklerini taşımaktadır..</text:p>
      <text:p text:style-name="P4"><text:span text:style-name="Strong_20_Emphasis"><text:span text:style-name="T4">Örnek 1:</text:span></text:span><text:span text:style-name="T4"><text:line-break/></text:span><text:span text:style-name="T3">CREATE TABLE ozluk1<text:line-break/>(ogr_no char( not null,<text:line-break/>adi char(15) not null,<text:line-break/>soyadi char(15) not null,<text:line-break/>sinifi int,<text:line-break/>d_tarihi date,<text:line-break/>cinsiyeti char(1),<text:line-break/>ilce_kodu char(4) LABEL Doğum Yeri”,<text:line-break/>harc_kredi logical,<text:line-break/>adres1 char(30),<text:line-break/>adres2 char(30),<text:line-break/>adres3 char(30));</text:span></text:p>
      <text:p text:style-name="P1">Ozluk tablosunun özelliklerini hatta aynısını SQL komutunu ile yukarıdaki gibi “ozluk1” tablosu oluşturulmaktadır.</text:p>
      <text:p text:style-name="P2">“<text:span text:style-name="T1">Not Null” özelliği bu alanların zorunlu olarak doldurulması yani boş geçilemez olduğunu ifade etmektedir.</text:span></text:p>
      <text:p text:style-name="P4"><text:span text:style-name="Strong_20_Emphasis"><text:span text:style-name="T4">Tablo adı değiştirme:</text:span></text:span></text:p>
      <text:p text:style-name="P2">“<text:span text:style-name="T1">Alter” komutu ile tablo yapısı değiştirilir.</text:span></text:p>
      <text:p text:style-name="P5">Bir tablonun adı da değiştirilebilir.<text:line-break/><text:span text:style-name="T2">ALTER TABLE <text:line-break/>RENAME TABLE .</text:span></text:p>
      <text:p text:style-name="P4"><text:span text:style-name="Strong_20_Emphasis"><text:span text:style-name="T4">Tabloya alan ekleme:</text:span></text:span></text:p>
      <text:p text:style-name="P5">Tablolara yeni bir alan eklenebilmektedir.<text:line-break/><text:span text:style-name="T2">ALTER TABLE <text:line-break/>ADD tip [[Label “ …”] [Format][Column Label]].</text:span></text:p>
      <text:p text:style-name="P4"><text:span text:style-name="Strong_20_Emphasis"><text:span text:style-name="T4">Tablodan alan silme:</text:span></text:span></text:p>
      <text:p text:style-name="P4"><text:span text:style-name="Strong_20_Emphasis"><text:span text:style-name="T5"> </text:span></text:span></text:p>
      <text:p text:style-name="P3"><text:span text:style-name="Strong_20_Emphasis"><text:span text:style-name="T5"> </text:span></text:span></text:p>
      <text:p text:style-name="P5">Var olan alanlar silinebilir.<text:line-break/><text:span text:style-name="T2">ALTER TABLE <text:line-break/>DROP .</text:span></text:p>
      <text:p text:style-name="P4"><text:span text:style-name="Strong_20_Emphasis"><text:span text:style-name="T4">Tabloda alan adları değiştirme:</text:span></text:span></text:p>
      <text:p text:style-name="P5">Bir tabloya ait alanların da adı değiştirilebilir.<text:line-break/><text:span text:style-name="T2">ALTER TABLE <text:line-break/>RENAME TABLE .</text:span></text:p>
      <text:p text:style-name="P4"><text:span text:style-name="Strong_20_Emphasis"><text:span text:style-name="T4">Tabloda alan güncelleme:</text:span></text:span></text:p>
      <text:p text:style-name="P5">Var olan alanların özellikleri değiştirilebilmektedir.<text:line-break/><text:span text:style-name="T2">ALTER TABLE <text:line-break/>MODIFY tip [[Label “ …”] [Format]<text:line-break/>[Column Label]].</text:span></text:p>
      <text:p text:style-name="P4"><text:soft-page-break/><text:span text:style-name="Strong_20_Emphasis"><text:span text:style-name="T4">Örnek 1:</text:span></text:span><text:span text:style-name="T4"> <text:line-break/></text:span><text:span text:style-name="T3">ALTER TABLE ozluk1<text:line-break/>ADD baba_adi CHAR (15).</text:span></text:p>
      <text:p text:style-name="P1">Ozluk1 tablosuna öğrencinin baba adını girilebilmesi için, “baba_adi” adında bir alan eklenmiştir..</text:p>
      <text:p text:style-name="P4"><text:span text:style-name="Strong_20_Emphasis"><text:span text:style-name="T4">Örnek 2:</text:span></text:span><text:span text:style-name="T4"> <text:line-break/></text:span><text:span text:style-name="T3">ALTER TABLE ozluk1<text:line-break/>MODIFY baba_adi CHAR (25);</text:span></text:p>
      <text:p text:style-name="P1">Ozluk tablosunda var “baba_adi” alanını 25 olarak genişleten SQL komutunu yazılabilir.</text:p>
      <text:p text:style-name="P4"><text:span text:style-name="Strong_20_Emphasis"><text:span text:style-name="T4">Örnek 3:</text:span></text:span><text:span text:style-name="T4"> <text:line-break/></text:span><text:span text:style-name="T3">ALTER TABLE ozluk1<text:line-break/>DROP baba_adi.</text:span></text:p>
      <text:p text:style-name="P2"> </text:p>
      <text:p text:style-name="P2"> </text:p>
      <text:p text:style-name="P2"> </text:p>
      <text:p text:style-name="P4"><text:span text:style-name="T4">Ozluk1 tablosunda var olan “baba_adi” alanını silen SQL komutunu yazınız.<text:line-break/></text:span><text:span text:style-name="Strong_20_Emphasis"><text:span text:style-name="T4">Örnek 4:</text:span></text:span><text:span text:style-name="T4"> <text:line-break/></text:span><text:span text:style-name="T3">ALTER TABLE ozluk1<text:line-break/>RENAME TABLE ozluk2.</text:span></text:p>
      <text:p text:style-name="P2">“<text:span text:style-name="T1">Ozluk1” tablosunun adını “Ozluk2” olarak değiştiren SQL komutudur.</text:span></text:p>
      <text:p text:style-name="P4"><text:span text:style-name="Strong_20_Emphasis"><text:span text:style-name="T4">Örnek 5:<text:line-break/></text:span></text:span><text:span text:style-name="T3">ALTER TABLE ozluk2<text:line-break/>RENAME TABLE adi ograd.</text:span></text:p>
      <text:p text:style-name="P1">Ozluk2 tablosundaki “adi” alanının adını “ograd” olarak değiştiren SQL komutudur..</text:p>
      <text:p text:style-name="P4"><text:span text:style-name="Strong_20_Emphasis"><text:span text:style-name="T4">Tablo Silme:</text:span></text:span></text:p>
      <text:p text:style-name="P1">Tablolara ihtiyaç kalmadığı zaman silmeye yarar.</text:p>
      <text:p text:style-name="P6">DROP TABLE .</text:p>
      <text:p text:style-name="P4"><text:span text:style-name="Strong_20_Emphasis"><text:span text:style-name="T4">Örnek 1:<text:line-break/></text:span></text:span><text:span text:style-name="T3">DROP TABLE ozluk2.</text:span></text:p>
      <text:p text:style-name="P5">Ozluk2 tablosunu silen SQL komutunu yazılabilir, burada tablodaki bilgilerde yok olacaktı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02T12:45:02.72</meta:creation-date>
    <meta:document-statistic meta:table-count="0" meta:image-count="0" meta:object-count="0" meta:page-count="8" meta:paragraph-count="158" meta:word-count="1591" meta:character-count="11358"/>
    <dc:date>2014-07-02T12:45:23.86</dc:date>
    <meta:editing-duration>PT21S</meta:editing-duration>
    <meta:editing-cycles>1</meta:editing-cycles>
    <meta:generator>OpenOffice/4.1.0$Win32 OpenOffice.org_project/410m18$Build-9764</meta:generator>
  </office:meta>
</office:document-meta>
</file>